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4020000034AC7B753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4">
      <style:text-properties fo:font-size="8pt" fo:font-style="italic" style:font-size-asian="8pt" style:font-style-asian="italic" style:font-size-complex="8pt" style:font-style-complex="italic"/>
    </style:style>
    <style:style style:name="P11" style:family="paragraph" style:parent-style-name="Standard" style:list-style-name="L4">
      <style:paragraph-properties fo:text-align="center" style:justify-single-word="false"/>
    </style:style>
    <style:style style:name="P12" style:family="paragraph" style:parent-style-name="Standard" style:list-style-name="L5"/>
    <style:style style:name="P13"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4"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5" style:family="paragraph" style:parent-style-name="Standard" style:list-style-name="L5">
      <style:paragraph-properties fo:background-color="#cccccc">
        <style:background-image/>
      </style:paragraph-properties>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003300" style:font-name="Courier New" fo:font-size="10pt" fo:font-weight="bold"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color="#808080"/>
    </style:style>
    <style:style style:name="T9" style:family="text">
      <style:text-properties fo:color="#808080" style:font-name="Courier New" fo:font-size="10pt" fo:font-weight="bold" style:font-size-asian="10pt" style:font-weight-asian="bold" style:font-size-complex="10pt" style:font-weight-complex="bold"/>
    </style:style>
    <style:style style:name="T10" style:family="text">
      <style:text-properties fo:color="#006633" style:font-name="Arial" fo:font-size="10pt" style:font-size-asian="10pt" style:font-size-complex="10pt"/>
    </style:style>
    <style:style style:name="T11" style:family="text">
      <style:text-properties fo:color="#006633"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9166832312093126646" text:style-name="L1">
        <text:list-item>
          <text:p text:style-name="P6">un formulaire</text:p>
        </text:list-item>
        <text:list-item>
          <text:p text:style-name="P6">agissant sur une unique table de BDD (table "Abonnés", par exemple: 4 champs Prénom, Nom, Âge, et une clé primaire) . Une seule table dans la BDD.</text:p>
        </text:list-item>
        <text:list-item>
          <text:p text:style-name="P6">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6371654748846716225" text:style-name="L2">
        <text:list-item>
          <text:p text:style-name="P7">Tomcat,</text:p>
        </text:list-item>
        <text:list-item>
          <text:p text:style-name="P7">mariaDB, </text:p>
        </text:list-item>
        <text:list-item>
          <text:p text:style-name="P7">client HeidiSQL <text:s/><text:a xlink:type="simple" xlink:href="https://www.heidisql.com/" text:style-name="Internet_20_link" text:visited-style-name="Visited_20_Internet_20_Link">https://www.heidisql.com/</text:a> <text:s/>(client graphique SQL)</text:p>
        </text:list-item>
        <text:list-item>
          <text:p text:style-name="P7">accès "management" BDD avec le user "lauriane/lauriane"</text:p>
        </text:list-item>
        <text:list-item>
          <text:p text:style-name="P7">accès BDD par l'application Web Java Jee avec l'utilisateur:</text:p>
          <text:list>
            <text:list-item>
              <text:p text:style-name="P7">username: <text:s/>"appli-de-lauriane"</text:p>
            </text:list-item>
            <text:list-item>
              <text:p text:style-name="P7">mot de passe: <text:s/>"mdp@ppli-l@urian3"</text:p>
            </text:list-item>
          </text:list>
        </text:list-item>
      </text:list>
      <text:p text:style-name="Standard"/>
      <text:p text:style-name="Standard"/>
      <text:p text:style-name="Standard">Autres installations (hors VM) :</text:p>
      <text:p text:style-name="Standard"/>
      <text:list xml:id="list7911948320573815002" text:style-name="L3">
        <text:list-item>
          <text:p text:style-name="P8">eclipse sur mon pc/mac habituel ("hôte" de virt.).</text:p>
        </text:list-item>
        <text:list-item>
          <text:p text:style-name="P8">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4500427713242875314" text:style-name="L4">
        <text:list-item>
          <text:p text:style-name="P9">Nous allons créer une nouvelle VM Ubuntu. Pour pouvoir réaliser l'ensemble des opérations suivantes, la VM Ubuntu que tu vas créer:</text:p>
          <text:list>
            <text:list-item>
              <text:p text:style-name="P9"><text:span text:style-name="T7">doit</text:span> avoir accès à Internet. </text:p>
              <text:list>
                <text:list-item>
                  <text:list>
                    <text:list-item>
                      <text:list>
                        <text:list-item>
                          <text:list>
                            <text:list-item>
                              <text:list>
                                <text:list-item>
                                  <text:list>
                                    <text:list-item>
                                      <text:list>
                                        <text:list-item>
                                          <text:list>
                                            <text:list-header>
                                              <text:p text:style-name="P10">(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9">Un test simple: si dans ta VM Ubuntu, tu as accès à internet en ouvrant firefox, et que tu connait l'adresse IP de ta "box" FAI, alors tu as ce qu'il faut.</text:p>
            </text:list-item>
          </text:list>
        </text:list-item>
        <text:list-item>
          <text:p text:style-name="P9">Crées une nouvelle VM: tu y installeras donc Ubuntu. <text:s/>La carte réseau virtuelle de la VM doit être configurée :</text:p>
          <text:list>
            <text:list-item>
              <text:p text:style-name="P9">avec un <text:span text:style-name="T10">Mode d'accès réseau</text:span> de type "<text:span text:style-name="T10">Bridge Network</text:span>" ("<text:span text:style-name="T10">Accès par pont</text:span>"),</text:p>
            </text:list-item>
            <text:list-item>
              <text:p text:style-name="P9">et un <text:span text:style-name="T11">Mode Promiscuité</text:span> de type "<text:span text:style-name="T10">Allow all</text:span>" ("<text:span text:style-name="T10">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1338131" text:continue-numbering="true" text:style-name="L4">
        <text:list-header>
          <text:p text:style-name="P9"/>
        </text:list-header>
      </text:list>
      <text:p text:style-name="P3">Ci-dessus, on voit que j'ai configuré le mode d'accès réseau "Accès par pont", et le mode promiscuité "Tout autoriser" <text:s text:c="2"/>pour l'une des cartes réseau virtuelles, d'une VM Virtual Box que j'ai créée</text:p>
      <text:list xml:id="list21362623" text:continue-numbering="true" text:style-name="L4">
        <text:list-header>
          <text:p text:style-name="P11"/>
        </text:list-header>
        <text:list-item>
          <text:p text:style-name="P9">Tu devra installer une version bien précise d'Ubuntu, la version "<text:span text:style-name="T4">16.04 LTS</text:span>". Tu peux télécharger une image ISO d'installation de cette version à l'aide du lien suivant (copies-colle ce lien dans la barre d'adresse Firefox):</text:p>
          <text:p text:style-name="P9"><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9">Si avec le PC/MAC avec lequel tu travailles, tu es connectée à internet via wifi, alors, <text:soft-page-break/>pendant l'installation d'Ubuntu, à l'étape suivante de l'installation:</text:p>
          <text:p text:style-name="P9"><draw:frame draw:style-name="fr2" draw:name="images2" text:anchor-type="paragraph" svg:width="13.018cm" svg:height="11.802cm" draw:z-index="0"><draw:image xlink:href="Pictures/10000000000004020000034AC7B753E8.png" xlink:type="simple" xlink:show="embed" xlink:actuate="onLoad"/></draw:frame></text:p>
          <text:p text:style-name="P9">Tu devras cocher l'option "<text:span text:style-name="T2">Install third-party software for graphics and Wifi hardware </text:span>[...]": lorsque cette option est cochée, un pilote ("driver") de carte WIFI sera installé, ce qui permettra à ta VM de se connecter en Wifi. </text:p>
          <text:p text:style-name="P9">À une étape ultérieure de l'installation, tu devras créer un utilisateur linux. Tu choisiras pour cet utilisateur le nom "<text:span text:style-name="T4">lauriane-lx-usr</text:span>" et le mot de passe "<text:span text:style-name="T4">lemdp</text:span>".</text:p>
        </text:list-item>
        <text:list-item>
          <text:p text:style-name="P9">Effectue maintenant l'installation Ubuntu.</text:p>
        </text:list-item>
        <text:list-item>
          <text:p text:style-name="P9">Quand l'installation est terminée, si ton PC/MAC est connecté en WIFI à internet, il faut configurer la connexion Wifi de ta nouvelle VM. Pour t'aider dans cette configuration, reportes-toi à l' Annexe I. "Configuration WIFI de la VM".</text:p>
        </text:list-item>
        <text:list-item>
          <text:p text:style-name="P9">Lorsque l'installation Ubuntu est terminée, et que tu as accès à Internet dans ta VM, ouvres un terminal, <text:s/>et exécutes les commandes:</text:p>
          <text:list>
            <text:list-header>
              <text:p text:style-name="P13">sudo apt-get install -y git</text:p>
              <text:p text:style-name="P13">git clone <text:a xlink:type="simple" xlink:href="https://github.com/Jean-Baptiste-Lasselle/lauriane" text:style-name="Internet_20_link" text:visited-style-name="Visited_20_Internet_20_Link">https://github.com/Jean-Baptiste-Lasselle/lauriane</text:a></text:p>
              <text:p text:style-name="P13"># optionnellement, pour une version spécifique</text:p>
              <text:p text:style-name="P13"># (exemple: la release "<text:span text:style-name="T1">v2.0</text:span>")</text:p>
              <text:p text:style-name="P13"># git checkout tags/<text:span text:style-name="T1">v2.0</text:span></text:p>
              <text:p text:style-name="P13"># accessoirement, il serait logique de créer d'abord une branche:</text:p>
              <text:p text:style-name="P13"># git branch <text:span text:style-name="T1">mabranchedetravail1</text:span></text:p>
              <text:p text:style-name="P13"># pour ensuite faire le checkout dans la branche</text:p>
              <text:p text:style-name="P13"># git checkout tags/v2.0 -b <text:span text:style-name="T1">mabranchedetravail1</text:span></text:p>
              <text:p text:style-name="P13"># afin de pouvoir faire le merge plus tard...</text:p>
            </text:list-header>
          </text:list>
        </text:list-item>
        <text:list-item>
          <text:p text:style-name="P9">puis les commandes:</text:p>
          <text:list>
            <text:list-header>
              <text:p text:style-name="P13">sudo chmod +x lauriane/monter-cible-deploiement.sh</text:p>
              <text:p text:style-name="P13">sudo lauriane/monter-cible-deploiement.sh</text:p>
            </text:list-header>
          </text:list>
        </text:list-item>
        <text:list-item>
          <text:p text:style-name="P9">À cette étape, tu as un serveur <text:s/>Tomcat est prêt à être utilisé. Tu peux maintenant déployer une application Web Java Jee exemple. Pour cela ouvres un seond terminal (ou une session SSH avec PUTTY), et exécute la commande:</text:p>
          <text:list>
            <text:list-header>
              <text:p text:style-name="P13">sudo lauriane/deployer-appli-web.sh</text:p>
            </text:list-header>
          </text:list>
        </text:list-item>
        <text:list-item>
          <text:p text:style-name="P9"><text:soft-page-break/>pour déployer "un *<text:span text:style-name="T6">.</text:span>war quelconque": </text:p>
          <text:list>
            <text:list-header>
              <text:p text:style-name="P13">NOM_FICHER_WAR=./lauriane/nom-de-ton-fichier.war</text:p>
              <text:p text:style-name="P13">sudo lauriane/deployer-appli-web.sh $NOM_FICHER_WAR</text:p>
            </text:list-header>
          </text:list>
        </text:list-item>
      </text:list>
      <text:p text:style-name="P4"/>
      <text:p text:style-name="P4"/>
      <text:p text:style-name="P4"/>
      <text:p text:style-name="P4"/>
      <text:p text:style-name="P4"/>
      <text:p text:style-name="P4"/>
      <text:p text:style-name="P4"/>
      <text:p text:style-name="P4"/>
      <text:p text:style-name="P4"/>
      <text:p text:style-name="P5"><text:span text:style-name="T6">ANNEXE I.</text:span> Configuration WIFI de la VM</text:p>
      <text:p text:style-name="P4"/>
      <text:list xml:id="list21348466" text:continue-numbering="true" text:style-name="L4">
        <text:list-item>
          <text:p text:style-name="P9"><text:s/>Pour ce faire, tu as besoin:</text:p>
          <text:list>
            <text:list-item>
              <text:p text:style-name="P9">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9">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9">Tu disposes donc de l'identifiant (le nom) du point d'accès Wifi, et du mot de passe. Pour configurer ton wifi:</text:p>
        </text:list-item>
      </text:list>
      <text:list xml:id="list8887361183538910519" text:style-name="L5">
        <text:list-item>
          <text:list>
            <text:list-item>
              <text:p text:style-name="P12">exécutes la commande:</text:p>
              <text:p text:style-name="P14">sudo gedit /etc/network/interfaces</text:p>
            </text:list-item>
            <text:list-item>
              <text:p text:style-name="P12">Regardes le contenu de ce fichier, tu devrais trouver un bloc qui ressemble à ceci (ici, j'ai mis "wlan0, mais ce pourrait être "wlan1", "wlan2", "wlan3" ...):</text:p>
              <text:p text:style-name="P14">auto wlan0</text:p>
              <text:p text:style-name="P14">iface wlan0 inet dhcp</text:p>
            </text:list-item>
            <text:list-item>
              <text:p text:style-name="P12">il y a peut-être deux lignes supplémentaires sous ce bloc (si elle n'y sont pas, ajoutes-les):</text:p>
              <text:p text:style-name="P14">auto wlan0</text:p>
              <text:p text:style-name="P14">iface wlan0 inet dhcp</text:p>
              <text:p text:style-name="P14">wpa-ssid <text:span text:style-name="T8">etquelquechoselà</text:span></text:p>
              <text:p text:style-name="P14">wpa-psk <text:span text:style-name="T8">etautrechoseici</text:span></text:p>
            </text:list-item>
            <text:list-item>
              <text:p text:style-name="P12">édites le fichier pour insérer l'identitifant (le nom) du point d'accès Wifi, et le mot de passe comme ci-dessous:</text:p>
              <text:p text:style-name="P14">auto wlan0</text:p>
              <text:p text:style-name="P14">iface wlan0 inet dhcp</text:p>
              <text:p text:style-name="P14">wpa-ssid <text:span text:style-name="T8">l-identifiant-du-point-d-acces-wifi</text:span></text:p>
              <text:p text:style-name="P15"><text:span text:style-name="T5">wpa-psk </text:span><text:span text:style-name="T9">et-le-mot-de-passe-ici</text:span></text:p>
            </text:list-item>
            <text:list-item>
              <text:p text:style-name="P12">Nota Bene: les accès WIFI libres existent encore à certains endroits, et dans ce cas, n'ajoutes pas la dernière ligne (précisant le mot de passe):</text:p>
              <text:p text:style-name="P14">auto wlan0</text:p>
              <text:p text:style-name="P14">iface wlan0 inet dhcp</text:p>
              <text:p text:style-name="P14">wpa-ssid <text:span text:style-name="T8">l-identifiant-du-point-d-acces-wifi</text:span></text:p>
            </text:list-item>
            <text:list-item>
              <text:p text:style-name="P12">Enregistres (Ctrl +S), quitte gedit (Ctrl + Q), puis exécutes dans un terminal:</text:p>
              <text:p text:style-name="P14">ip addr flush wlan0</text:p>
              <text:p text:style-name="P14">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text:soft-page-break/></text:p>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52M41S</meta:editing-duration>
    <meta:editing-cycles>222</meta:editing-cycles>
    <meta:generator>OpenOffice/4.1.4$Win32 OpenOffice.org_project/414m5$Build-9788</meta:generator>
    <dc:date>2018-01-12T01:15:33.77</dc:date>
    <meta:print-date>2018-01-12T01:04:19.61</meta:print-date>
    <meta:document-statistic meta:table-count="0" meta:image-count="2" meta:object-count="0" meta:page-count="5" meta:paragraph-count="84" meta:word-count="966" meta:character-count="6021"/>
    <meta:user-defined meta:name="Info 1"/>
    <meta:user-defined meta:name="Info 2"/>
    <meta:user-defined meta:name="Info 3"/>
    <meta:user-defined meta:name="Info 4"/>
  </office:meta>
</office:document-meta>
</file>